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4cm" svg:y1="14cm" svg:x2="13.1cm" svg:y2="14cm">
          <text:p/>
        </draw:line>
        <draw:line draw:style-name="gr1" draw:text-style-name="P1" draw:layer="layout" svg:x1="6.5cm" svg:y1="14.1cm" svg:x2="6.5cm" svg:y2="7.4cm">
          <text:p/>
        </draw:line>
        <draw:frame draw:style-name="gr2" draw:layer="layout" svg:width="3.7cm" svg:height="1.675cm" svg:x="9.3cm" svg:y="11.1cm">
          <draw:text-box>
            <text:p>Funktioniert das hier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irschbaum</meta:initial-creator>
    <meta:creation-date>2015-12-11T11:33:55.99</meta:creation-date>
    <dc:date>2015-12-11T11:35:07.93</dc:date>
    <dc:creator>Birgit Kirschbaum</dc:creator>
    <meta:editing-duration>PT1M14S</meta:editing-duration>
    <meta:editing-cycles>1</meta:editing-cycles>
    <meta:document-statistic meta:object-count="3"/>
    <meta:generator>OpenOffice/4.1.2$Win32 OpenOffice.org_project/412m3$Build-9782</meta:generator>
  </office:meta>
</office:document-meta>
</file>